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4.452cm"/>
    </style:style>
    <style:style style:name="co3" style:family="table-column">
      <style:table-column-properties fo:break-before="auto" style:column-width="3.84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2.27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2.9cm"/>
    </style:style>
    <style:style style:name="co10" style:family="table-column">
      <style:table-column-properties fo:break-before="auto" style:column-width="2.79cm"/>
    </style:style>
    <style:style style:name="co11" style:family="table-column">
      <style:table-column-properties fo:break-before="auto" style:column-width="3.459cm"/>
    </style:style>
    <style:style style:name="co12" style:family="table-column">
      <style:table-column-properties fo:break-before="auto" style:column-width="3.05cm"/>
    </style:style>
    <style:style style:name="co13" style:family="table-column">
      <style:table-column-properties fo:break-before="auto" style:column-width="4.207cm"/>
    </style:style>
    <style:style style:name="co14" style:family="table-column">
      <style:table-column-properties fo:break-before="auto" style:column-width="4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10000" number:language="pt" number:country="BR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1" style:family="table-cell" style:parent-style-name="pd1" style:data-style-name="N10104"/>
    <style:style style:name="ce2" style:family="table-cell" style:parent-style-name="Default" style:data-style-name="N10104"/>
    <style:style style:name="ce3" style:family="table-cell" style:parent-style-name="pd1" style:data-style-name="N10104">
      <style:table-cell-properties fo:border="0.74pt solid #000000"/>
    </style:style>
    <style:style style:name="ce4" style:family="table-cell" style:parent-style-name="Default" style:data-style-name="N10104">
      <style:table-cell-properties fo:border-bottom="0.74pt solid #ff0000" fo:border-left="none" fo:border-right="none" fo:border-top="none"/>
      <style:text-properties fo:color="#ff0000" fo:font-weight="bold" style:font-weight-asian="bold" style:font-weight-complex="bold"/>
    </style:style>
    <style:style style:name="ce5" style:family="table-cell" style:parent-style-name="Default" style:data-style-name="N10104">
      <style:text-properties fo:color="#ff0000"/>
    </style:style>
    <style:style style:name="ce6" style:family="table-cell" style:parent-style-name="Default">
      <style:table-cell-properties fo:border-bottom="0.74pt solid #ff0000" fo:border-left="none" fo:border-right="none" fo:border-top="none"/>
      <style:text-properties fo:color="#ff0000" fo:font-weight="bold" style:font-weight-asian="bold" style:font-weight-complex="bold"/>
    </style:style>
    <style:style style:name="ce7" style:family="table-cell" style:parent-style-name="Default" style:data-style-name="N11">
      <style:text-properties fo:color="#ff0000"/>
    </style:style>
    <style:style style:name="ce8" style:family="table-cell" style:parent-style-name="pd1">
      <style:table-cell-properties fo:background-color="#d4ea6b"/>
    </style:style>
    <style:style style:name="ce9" style:family="table-cell" style:parent-style-name="pd1" style:data-style-name="N10104">
      <style:table-cell-properties fo:background-color="#d4ea6b"/>
    </style:style>
    <style:style style:name="ce19" style:family="table-cell" style:parent-style-name="pd1" style:data-style-name="N10000">
      <style:table-cell-properties fo:background-color="#d4ea6b"/>
    </style:style>
    <style:style style:name="ce20" style:family="table-cell" style:parent-style-name="Default" style:data-style-name="N10000"/>
  </office:automatic-styles>
  <office:body>
    <office:spreadsheet>
      <table:table table:name="Produtos por Cida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row table:style-name="ro1">
          <table:table-cell table:style-name="pd1" office:value-type="string" calcext:value-type="string">
            <text:p>Cidade</text:p>
          </table:table-cell>
          <table:table-cell table:style-name="pd1" office:value-type="string" calcext:value-type="string">
            <text:p>Produto</text:p>
          </table:table-cell>
          <table:table-cell table:style-name="ce1" office:value-type="string" calcext:value-type="string">
            <text:p>Preço Atacado (R$)</text:p>
          </table:table-cell>
          <table:table-cell table:style-name="ce3" office:value-type="string" calcext:value-type="string">
            <text:p>Preço Varejo (R$)</text:p>
          </table:table-cell>
          <table:table-cell table:style-name="ce4" office:value-type="string" calcext:value-type="string">
            <text:p>Ganho (R$)</text:p>
          </table:table-cell>
          <table:table-cell table:style-name="ce6" office:value-type="string" calcext:value-type="string">
            <text:p>Ganho (%)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Calça jeans slim masc.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99" calcext:value-type="currency">
            <text:p>R$ 99,00</text:p>
          </table:table-cell>
          <table:table-cell table:style-name="ce5" table:formula="of:=[.D2]-[.C2]" office:value-type="currency" office:currency="BRL" office:value="44" calcext:value-type="currency">
            <text:p>R$ 44,00</text:p>
          </table:table-cell>
          <table:table-cell table:style-name="ce7" table:formula="of:=[.E2]/[.C2]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Calça jeans skinny fem.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109" calcext:value-type="currency">
            <text:p>R$ 109,00</text:p>
          </table:table-cell>
          <table:table-cell table:style-name="ce5" table:formula="of:=[.D3]-[.C3]" office:value-type="currency" office:currency="BRL" office:value="49" calcext:value-type="currency">
            <text:p>R$ 49,00</text:p>
          </table:table-cell>
          <table:table-cell table:style-name="ce7" table:formula="of:=[.E3]/[.C3]" office:value-type="percentage" office:value="0.816666666666667" calcext:value-type="percentage">
            <text:p>81,67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Bermuda jeans unissex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9" calcext:value-type="currency">
            <text:p>R$ 69,00</text:p>
          </table:table-cell>
          <table:table-cell table:style-name="ce5" table:formula="of:=[.D4]-[.C4]" office:value-type="currency" office:currency="BRL" office:value="34" calcext:value-type="currency">
            <text:p>R$ 34,00</text:p>
          </table:table-cell>
          <table:table-cell table:style-name="ce7" table:formula="of:=[.E4]/[.C4]" office:value-type="percentage" office:value="0.971428571428571" calcext:value-type="percentage">
            <text:p>97,14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Short jeans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59" calcext:value-type="currency">
            <text:p>R$ 59,00</text:p>
          </table:table-cell>
          <table:table-cell table:style-name="ce5" table:formula="of:=[.D5]-[.C5]" office:value-type="currency" office:currency="BRL" office:value="29" calcext:value-type="currency">
            <text:p>R$ 29,00</text:p>
          </table:table-cell>
          <table:table-cell table:style-name="ce7" table:formula="of:=[.E5]/[.C5]" office:value-type="percentage" office:value="0.966666666666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Cinto couro masc.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49" calcext:value-type="currency">
            <text:p>R$ 49,00</text:p>
          </table:table-cell>
          <table:table-cell table:style-name="ce5" table:formula="of:=[.D6]-[.C6]" office:value-type="currency" office:currency="BRL" office:value="29" calcext:value-type="currency">
            <text:p>R$ 29,00</text:p>
          </table:table-cell>
          <table:table-cell table:style-name="ce7" table:formula="of:=[.E6]/[.C6]" office:value-type="percentage" office:value="1.45" calcext:value-type="percentage">
            <text:p>145,00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Cinto sintético fashion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25" calcext:value-type="currency">
            <text:p>R$ 25,00</text:p>
          </table:table-cell>
          <table:table-cell table:style-name="ce5" table:formula="of:=[.D7]-[.C7]" office:value-type="currency" office:currency="BRL" office:value="15" calcext:value-type="currency">
            <text:p>R$ 15,00</text:p>
          </table:table-cell>
          <table:table-cell table:style-name="ce7" table:formula="of:=[.E7]/[.C7]" office:value-type="percentage" office:value="1.5" calcext:value-type="percentage">
            <text:p>150,00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Sapatênis masc.</text:p>
          </table:table-cell>
          <table:table-cell office:value-type="currency" office:currency="BRL" office:value="65" calcext:value-type="currency">
            <text:p>R$ 65,00</text:p>
          </table:table-cell>
          <table:table-cell office:value-type="currency" office:currency="BRL" office:value="119" calcext:value-type="currency">
            <text:p>R$ 119,00</text:p>
          </table:table-cell>
          <table:table-cell table:style-name="ce5" table:formula="of:=[.D8]-[.C8]" office:value-type="currency" office:currency="BRL" office:value="54" calcext:value-type="currency">
            <text:p>R$ 54,00</text:p>
          </table:table-cell>
          <table:table-cell table:style-name="ce7" table:formula="of:=[.E8]/[.C8]" office:value-type="percentage" office:value="0.830769230769231" calcext:value-type="percentage">
            <text:p>83,08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Tênis casual fem.</text:p>
          </table:table-cell>
          <table:table-cell office:value-type="currency" office:currency="BRL" office:value="70" calcext:value-type="currency">
            <text:p>R$ 70,00</text:p>
          </table:table-cell>
          <table:table-cell office:value-type="currency" office:currency="BRL" office:value="129" calcext:value-type="currency">
            <text:p>R$ 129,00</text:p>
          </table:table-cell>
          <table:table-cell table:style-name="ce5" table:formula="of:=[.D9]-[.C9]" office:value-type="currency" office:currency="BRL" office:value="59" calcext:value-type="currency">
            <text:p>R$ 59,00</text:p>
          </table:table-cell>
          <table:table-cell table:style-name="ce7" table:formula="of:=[.E9]/[.C9]" office:value-type="percentage" office:value="0.842857142857143" calcext:value-type="percentage">
            <text:p>84,29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Jaqueta jeans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149" calcext:value-type="currency">
            <text:p>R$ 149,00</text:p>
          </table:table-cell>
          <table:table-cell table:style-name="ce5" table:formula="of:=[.D10]-[.C10]" office:value-type="currency" office:currency="BRL" office:value="69" calcext:value-type="currency">
            <text:p>R$ 69,00</text:p>
          </table:table-cell>
          <table:table-cell table:style-name="ce7" table:formula="of:=[.E10]/[.C10]" office:value-type="percentage" office:value="0.8625" calcext:value-type="percentage">
            <text:p>86,25%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string" calcext:value-type="string">
            <text:p>Bolsa tipo jeans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89" calcext:value-type="currency">
            <text:p>R$ 89,00</text:p>
          </table:table-cell>
          <table:table-cell table:style-name="ce5" table:formula="of:=[.D11]-[.C11]" office:value-type="currency" office:currency="BRL" office:value="44" calcext:value-type="currency">
            <text:p>R$ 44,00</text:p>
          </table:table-cell>
          <table:table-cell table:style-name="ce7" table:formula="of:=[.E11]/[.C11]" office:value-type="percentage" office:value="0.977777777777778" calcext:value-type="percentage">
            <text:p>97,78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Vestido feminino leve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99" calcext:value-type="currency">
            <text:p>R$ 99,00</text:p>
          </table:table-cell>
          <table:table-cell table:style-name="ce5" table:formula="of:=[.D12]-[.C12]" office:value-type="currency" office:currency="BRL" office:value="44" calcext:value-type="currency">
            <text:p>R$ 44,00</text:p>
          </table:table-cell>
          <table:table-cell table:style-name="ce7" table:formula="of:=[.E12]/[.C12]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Blusa estampada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59" calcext:value-type="currency">
            <text:p>R$ 59,00</text:p>
          </table:table-cell>
          <table:table-cell table:style-name="ce5" table:formula="of:=[.D13]-[.C13]" office:value-type="currency" office:currency="BRL" office:value="29" calcext:value-type="currency">
            <text:p>R$ 29,00</text:p>
          </table:table-cell>
          <table:table-cell table:style-name="ce7" table:formula="of:=[.E13]/[.C13]" office:value-type="percentage" office:value="0.966666666666667" calcext:value-type="percentage">
            <text:p>96,67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Saia midi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79" calcext:value-type="currency">
            <text:p>R$ 79,00</text:p>
          </table:table-cell>
          <table:table-cell table:style-name="ce5" table:formula="of:=[.D14]-[.C14]" office:value-type="currency" office:currency="BRL" office:value="39" calcext:value-type="currency">
            <text:p>R$ 39,00</text:p>
          </table:table-cell>
          <table:table-cell table:style-name="ce7" table:formula="of:=[.E14]/[.C14]"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Legging</text:p>
          </table:table-cell>
          <table:table-cell office:value-type="currency" office:currency="BRL" office:value="28" calcext:value-type="currency">
            <text:p>R$ 28,00</text:p>
          </table:table-cell>
          <table:table-cell office:value-type="currency" office:currency="BRL" office:value="55" calcext:value-type="currency">
            <text:p>R$ 55,00</text:p>
          </table:table-cell>
          <table:table-cell table:style-name="ce5" table:formula="of:=[.D15]-[.C15]" office:value-type="currency" office:currency="BRL" office:value="27" calcext:value-type="currency">
            <text:p>R$ 27,00</text:p>
          </table:table-cell>
          <table:table-cell table:style-name="ce7" table:formula="of:=[.E15]/[.C15]" office:value-type="percentage" office:value="0.964285714285714" calcext:value-type="percentage">
            <text:p>96,43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Casaco leve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currency" office:currency="BRL" office:value="139" calcext:value-type="currency">
            <text:p>R$ 139,00</text:p>
          </table:table-cell>
          <table:table-cell table:style-name="ce5" table:formula="of:=[.D16]-[.C16]" office:value-type="currency" office:currency="BRL" office:value="64" calcext:value-type="currency">
            <text:p>R$ 64,00</text:p>
          </table:table-cell>
          <table:table-cell table:style-name="ce7" table:formula="of:=[.E16]/[.C16]" office:value-type="percentage" office:value="0.853333333333333" calcext:value-type="percentage">
            <text:p>85,33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Camiseta básica</text:p>
          </table:table-cell>
          <table:table-cell office:value-type="currency" office:currency="BRL" office:value="18" calcext:value-type="currency">
            <text:p>R$ 18,00</text:p>
          </table:table-cell>
          <table:table-cell office:value-type="currency" office:currency="BRL" office:value="39" calcext:value-type="currency">
            <text:p>R$ 39,00</text:p>
          </table:table-cell>
          <table:table-cell table:style-name="ce5" table:formula="of:=[.D17]-[.C17]" office:value-type="currency" office:currency="BRL" office:value="21" calcext:value-type="currency">
            <text:p>R$ 21,00</text:p>
          </table:table-cell>
          <table:table-cell table:style-name="ce7" table:formula="of:=[.E17]/[.C17]" office:value-type="percentage" office:value="1.16666666666667" calcext:value-type="percentage">
            <text:p>116,67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Cinto fino feminino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22" calcext:value-type="currency">
            <text:p>R$ 22,00</text:p>
          </table:table-cell>
          <table:table-cell table:style-name="ce5" table:formula="of:=[.D18]-[.C18]" office:value-type="currency" office:currency="BRL" office:value="12" calcext:value-type="currency">
            <text:p>R$ 12,00</text:p>
          </table:table-cell>
          <table:table-cell table:style-name="ce7" table:formula="of:=[.E18]/[.C18]" office:value-type="percentage" office:value="1.2" calcext:value-type="percentage">
            <text:p>120,00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Meias coloridas</text:p>
          </table:table-cell>
          <table:table-cell office:value-type="currency" office:currency="BRL" office:value="8" calcext:value-type="currency">
            <text:p>R$ 8,00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5" table:formula="of:=[.D19]-[.C19]" office:value-type="currency" office:currency="BRL" office:value="7" calcext:value-type="currency">
            <text:p>R$ 7,00</text:p>
          </table:table-cell>
          <table:table-cell table:style-name="ce7" table:formula="of:=[.E19]/[.C19]"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Lenços</text:p>
          </table:table-cell>
          <table:table-cell office:value-type="currency" office:currency="BRL" office:value="12" calcext:value-type="currency">
            <text:p>R$ 12,00</text:p>
          </table:table-cell>
          <table:table-cell office:value-type="currency" office:currency="BRL" office:value="25" calcext:value-type="currency">
            <text:p>R$ 25,00</text:p>
          </table:table-cell>
          <table:table-cell table:style-name="ce5" table:formula="of:=[.D20]-[.C20]" office:value-type="currency" office:currency="BRL" office:value="13" calcext:value-type="currency">
            <text:p>R$ 13,00</text:p>
          </table:table-cell>
          <table:table-cell table:style-name="ce7" table:formula="of:=[.E20]/[.C20]" office:value-type="percentage" office:value="1.08333333333333" calcext:value-type="percentage">
            <text:p>108,33%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string" calcext:value-type="string">
            <text:p>Bolsa pequena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79" calcext:value-type="currency">
            <text:p>R$ 79,00</text:p>
          </table:table-cell>
          <table:table-cell table:style-name="ce5" table:formula="of:=[.D21]-[.C21]" office:value-type="currency" office:currency="BRL" office:value="39" calcext:value-type="currency">
            <text:p>R$ 39,00</text:p>
          </table:table-cell>
          <table:table-cell table:style-name="ce7" table:formula="of:=[.E21]/[.C21]"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Calça jeans straight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109" calcext:value-type="currency">
            <text:p>R$ 109,00</text:p>
          </table:table-cell>
          <table:table-cell table:style-name="ce5" table:formula="of:=[.D22]-[.C22]" office:value-type="currency" office:currency="BRL" office:value="49" calcext:value-type="currency">
            <text:p>R$ 49,00</text:p>
          </table:table-cell>
          <table:table-cell table:style-name="ce7" table:formula="of:=[.E22]/[.C22]" office:value-type="percentage" office:value="0.816666666666667" calcext:value-type="percentage">
            <text:p>81,67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Calça wide leg</text:p>
          </table:table-cell>
          <table:table-cell office:value-type="currency" office:currency="BRL" office:value="65" calcext:value-type="currency">
            <text:p>R$ 65,00</text:p>
          </table:table-cell>
          <table:table-cell office:value-type="currency" office:currency="BRL" office:value="119" calcext:value-type="currency">
            <text:p>R$ 119,00</text:p>
          </table:table-cell>
          <table:table-cell table:style-name="ce5" table:formula="of:=[.D23]-[.C23]" office:value-type="currency" office:currency="BRL" office:value="54" calcext:value-type="currency">
            <text:p>R$ 54,00</text:p>
          </table:table-cell>
          <table:table-cell table:style-name="ce7" table:formula="of:=[.E23]/[.C23]" office:value-type="percentage" office:value="0.830769230769231" calcext:value-type="percentage">
            <text:p>83,08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Bermuda destroyed</text:p>
          </table:table-cell>
          <table:table-cell office:value-type="currency" office:currency="BRL" office:value="38" calcext:value-type="currency">
            <text:p>R$ 38,00</text:p>
          </table:table-cell>
          <table:table-cell office:value-type="currency" office:currency="BRL" office:value="72" calcext:value-type="currency">
            <text:p>R$ 72,00</text:p>
          </table:table-cell>
          <table:table-cell table:style-name="ce5" table:formula="of:=[.D24]-[.C24]" office:value-type="currency" office:currency="BRL" office:value="34" calcext:value-type="currency">
            <text:p>R$ 34,00</text:p>
          </table:table-cell>
          <table:table-cell table:style-name="ce7" table:formula="of:=[.E24]/[.C24]" office:value-type="percentage" office:value="0.894736842105263" calcext:value-type="percentage">
            <text:p>89,47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Jaqueta oversized</text:p>
          </table:table-cell>
          <table:table-cell office:value-type="currency" office:currency="BRL" office:value="85" calcext:value-type="currency">
            <text:p>R$ 85,00</text:p>
          </table:table-cell>
          <table:table-cell office:value-type="currency" office:currency="BRL" office:value="159" calcext:value-type="currency">
            <text:p>R$ 159,00</text:p>
          </table:table-cell>
          <table:table-cell table:style-name="ce5" table:formula="of:=[.D25]-[.C25]" office:value-type="currency" office:currency="BRL" office:value="74" calcext:value-type="currency">
            <text:p>R$ 74,00</text:p>
          </table:table-cell>
          <table:table-cell table:style-name="ce7" table:formula="of:=[.E25]/[.C25]" office:value-type="percentage" office:value="0.870588235294118" calcext:value-type="percentage">
            <text:p>87,06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Macacão jeans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currency" office:currency="BRL" office:value="139" calcext:value-type="currency">
            <text:p>R$ 139,00</text:p>
          </table:table-cell>
          <table:table-cell table:style-name="ce5" table:formula="of:=[.D26]-[.C26]" office:value-type="currency" office:currency="BRL" office:value="64" calcext:value-type="currency">
            <text:p>R$ 64,00</text:p>
          </table:table-cell>
          <table:table-cell table:style-name="ce7" table:formula="of:=[.E26]/[.C26]" office:value-type="percentage" office:value="0.853333333333333" calcext:value-type="percentage">
            <text:p>85,33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Saia jeans cintura alta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95" calcext:value-type="currency">
            <text:p>R$ 95,00</text:p>
          </table:table-cell>
          <table:table-cell table:style-name="ce5" table:formula="of:=[.D27]-[.C27]" office:value-type="currency" office:currency="BRL" office:value="45" calcext:value-type="currency">
            <text:p>R$ 45,00</text:p>
          </table:table-cell>
          <table:table-cell table:style-name="ce7" table:formula="of:=[.E27]/[.C27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Cinto grosso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currency" office:currency="BRL" office:value="39" calcext:value-type="currency">
            <text:p>R$ 39,00</text:p>
          </table:table-cell>
          <table:table-cell table:style-name="ce5" table:formula="of:=[.D28]-[.C28]" office:value-type="currency" office:currency="BRL" office:value="17" calcext:value-type="currency">
            <text:p>R$ 17,00</text:p>
          </table:table-cell>
          <table:table-cell table:style-name="ce7" table:formula="of:=[.E28]/[.C28]" office:value-type="percentage" office:value="0.772727272727273" calcext:value-type="percentage">
            <text:p>77,27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Camisa jeans</text:p>
          </table:table-cell>
          <table:table-cell office:value-type="currency" office:currency="BRL" office:value="58" calcext:value-type="currency">
            <text:p>R$ 58,00</text:p>
          </table:table-cell>
          <table:table-cell office:value-type="currency" office:currency="BRL" office:value="99" calcext:value-type="currency">
            <text:p>R$ 99,00</text:p>
          </table:table-cell>
          <table:table-cell table:style-name="ce5" table:formula="of:=[.D29]-[.C29]" office:value-type="currency" office:currency="BRL" office:value="41" calcext:value-type="currency">
            <text:p>R$ 41,00</text:p>
          </table:table-cell>
          <table:table-cell table:style-name="ce7" table:formula="of:=[.E29]/[.C29]" office:value-type="percentage" office:value="0.706896551724138" calcext:value-type="percentage">
            <text:p>70,69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Mochila jeans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95" calcext:value-type="currency">
            <text:p>R$ 95,00</text:p>
          </table:table-cell>
          <table:table-cell table:style-name="ce5" table:formula="of:=[.D30]-[.C30]" office:value-type="currency" office:currency="BRL" office:value="45" calcext:value-type="currency">
            <text:p>R$ 45,00</text:p>
          </table:table-cell>
          <table:table-cell table:style-name="ce7" table:formula="of:=[.E30]/[.C30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string" calcext:value-type="string">
            <text:p>Colete jeans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75" calcext:value-type="currency">
            <text:p>R$ 75,00</text:p>
          </table:table-cell>
          <table:table-cell table:style-name="ce5" table:formula="of:=[.D31]-[.C31]" office:value-type="currency" office:currency="BRL" office:value="35" calcext:value-type="currency">
            <text:p>R$ 35,00</text:p>
          </table:table-cell>
          <table:table-cell table:style-name="ce7" table:formula="of:=[.E31]/[.C31]"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Sapato feminino</text:p>
          </table:table-cell>
          <table:table-cell office:value-type="currency" office:currency="BRL" office:value="65" calcext:value-type="currency">
            <text:p>R$ 65,00</text:p>
          </table:table-cell>
          <table:table-cell office:value-type="currency" office:currency="BRL" office:value="119" calcext:value-type="currency">
            <text:p>R$ 119,00</text:p>
          </table:table-cell>
          <table:table-cell table:style-name="ce5" table:formula="of:=[.D32]-[.C32]" office:value-type="currency" office:currency="BRL" office:value="54" calcext:value-type="currency">
            <text:p>R$ 54,00</text:p>
          </table:table-cell>
          <table:table-cell table:style-name="ce7" table:formula="of:=[.E32]/[.C32]" office:value-type="percentage" office:value="0.830769230769231" calcext:value-type="percentage">
            <text:p>83,08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Sapatênis masc.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110" calcext:value-type="currency">
            <text:p>R$ 110,00</text:p>
          </table:table-cell>
          <table:table-cell table:style-name="ce5" table:formula="of:=[.D33]-[.C33]" office:value-type="currency" office:currency="BRL" office:value="50" calcext:value-type="currency">
            <text:p>R$ 50,00</text:p>
          </table:table-cell>
          <table:table-cell table:style-name="ce7" table:formula="of:=[.E33]/[.C33]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Tênis casual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105" calcext:value-type="currency">
            <text:p>R$ 105,00</text:p>
          </table:table-cell>
          <table:table-cell table:style-name="ce5" table:formula="of:=[.D34]-[.C34]" office:value-type="currency" office:currency="BRL" office:value="50" calcext:value-type="currency">
            <text:p>R$ 50,00</text:p>
          </table:table-cell>
          <table:table-cell table:style-name="ce7" table:formula="of:=[.E34]/[.C34]" office:value-type="percentage" office:value="0.909090909090909" calcext:value-type="percentage">
            <text:p>90,91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Sandália feminina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89" calcext:value-type="currency">
            <text:p>R$ 89,00</text:p>
          </table:table-cell>
          <table:table-cell table:style-name="ce5" table:formula="of:=[.D35]-[.C35]" office:value-type="currency" office:currency="BRL" office:value="44" calcext:value-type="currency">
            <text:p>R$ 44,00</text:p>
          </table:table-cell>
          <table:table-cell table:style-name="ce7" table:formula="of:=[.E35]/[.C35]" office:value-type="percentage" office:value="0.977777777777778" calcext:value-type="percentage">
            <text:p>97,78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Tênis infantil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79" calcext:value-type="currency">
            <text:p>R$ 79,00</text:p>
          </table:table-cell>
          <table:table-cell table:style-name="ce5" table:formula="of:=[.D36]-[.C36]" office:value-type="currency" office:currency="BRL" office:value="39" calcext:value-type="currency">
            <text:p>R$ 39,00</text:p>
          </table:table-cell>
          <table:table-cell table:style-name="ce7" table:formula="of:=[.E36]/[.C36]"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Alpargatas unissex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9" calcext:value-type="currency">
            <text:p>R$ 69,00</text:p>
          </table:table-cell>
          <table:table-cell table:style-name="ce5" table:formula="of:=[.D37]-[.C37]" office:value-type="currency" office:currency="BRL" office:value="34" calcext:value-type="currency">
            <text:p>R$ 34,00</text:p>
          </table:table-cell>
          <table:table-cell table:style-name="ce7" table:formula="of:=[.E37]/[.C37]" office:value-type="percentage" office:value="0.971428571428571" calcext:value-type="percentage">
            <text:p>97,14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Mocassim</text:p>
          </table:table-cell>
          <table:table-cell office:value-type="currency" office:currency="BRL" office:value="58" calcext:value-type="currency">
            <text:p>R$ 58,00</text:p>
          </table:table-cell>
          <table:table-cell office:value-type="currency" office:currency="BRL" office:value="109" calcext:value-type="currency">
            <text:p>R$ 109,00</text:p>
          </table:table-cell>
          <table:table-cell table:style-name="ce5" table:formula="of:=[.D38]-[.C38]" office:value-type="currency" office:currency="BRL" office:value="51" calcext:value-type="currency">
            <text:p>R$ 51,00</text:p>
          </table:table-cell>
          <table:table-cell table:style-name="ce7" table:formula="of:=[.E38]/[.C38]" office:value-type="percentage" office:value="0.879310344827586" calcext:value-type="percentage">
            <text:p>87,93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Chinelo estilizado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currency" office:currency="BRL" office:value="39" calcext:value-type="currency">
            <text:p>R$ 39,00</text:p>
          </table:table-cell>
          <table:table-cell table:style-name="ce5" table:formula="of:=[.D39]-[.C39]" office:value-type="currency" office:currency="BRL" office:value="17" calcext:value-type="currency">
            <text:p>R$ 17,00</text:p>
          </table:table-cell>
          <table:table-cell table:style-name="ce7" table:formula="of:=[.E39]/[.C39]" office:value-type="percentage" office:value="0.772727272727273" calcext:value-type="percentage">
            <text:p>77,27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Botinha fashion</text:p>
          </table:table-cell>
          <table:table-cell office:value-type="currency" office:currency="BRL" office:value="70" calcext:value-type="currency">
            <text:p>R$ 70,00</text:p>
          </table:table-cell>
          <table:table-cell office:value-type="currency" office:currency="BRL" office:value="135" calcext:value-type="currency">
            <text:p>R$ 135,00</text:p>
          </table:table-cell>
          <table:table-cell table:style-name="ce5" table:formula="of:=[.D40]-[.C40]" office:value-type="currency" office:currency="BRL" office:value="65" calcext:value-type="currency">
            <text:p>R$ 65,00</text:p>
          </table:table-cell>
          <table:table-cell table:style-name="ce7" table:formula="of:=[.E40]/[.C40]" office:value-type="percentage" office:value="0.928571428571429" calcext:value-type="percentage">
            <text:p>92,86%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string" calcext:value-type="string">
            <text:p>Bota leve fem.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currency" office:currency="BRL" office:value="139" calcext:value-type="currency">
            <text:p>R$ 139,00</text:p>
          </table:table-cell>
          <table:table-cell table:style-name="ce5" table:formula="of:=[.D41]-[.C41]" office:value-type="currency" office:currency="BRL" office:value="64" calcext:value-type="currency">
            <text:p>R$ 64,00</text:p>
          </table:table-cell>
          <table:table-cell table:style-name="ce7" table:formula="of:=[.E41]/[.C41]" office:value-type="percentage" office:value="0.853333333333333" calcext:value-type="percentage">
            <text:p>85,33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Scarpin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99" calcext:value-type="currency">
            <text:p>R$ 99,00</text:p>
          </table:table-cell>
          <table:table-cell table:style-name="ce5" table:formula="of:=[.D42]-[.C42]" office:value-type="currency" office:currency="BRL" office:value="44" calcext:value-type="currency">
            <text:p>R$ 44,00</text:p>
          </table:table-cell>
          <table:table-cell table:style-name="ce7" table:formula="of:=[.E42]/[.C42]" office:value-type="percentage" office:value="0.8" calcext:value-type="percentage">
            <text:p>80,00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Sandália salto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95" calcext:value-type="currency">
            <text:p>R$ 95,00</text:p>
          </table:table-cell>
          <table:table-cell table:style-name="ce5" table:formula="of:=[.D43]-[.C43]" office:value-type="currency" office:currency="BRL" office:value="45" calcext:value-type="currency">
            <text:p>R$ 45,00</text:p>
          </table:table-cell>
          <table:table-cell table:style-name="ce7" table:formula="of:=[.E43]/[.C43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Bota meia</text:p>
          </table:table-cell>
          <table:table-cell office:value-type="currency" office:currency="BRL" office:value="70" calcext:value-type="currency">
            <text:p>R$ 70,00</text:p>
          </table:table-cell>
          <table:table-cell office:value-type="currency" office:currency="BRL" office:value="129" calcext:value-type="currency">
            <text:p>R$ 129,00</text:p>
          </table:table-cell>
          <table:table-cell table:style-name="ce5" table:formula="of:=[.D44]-[.C44]" office:value-type="currency" office:currency="BRL" office:value="59" calcext:value-type="currency">
            <text:p>R$ 59,00</text:p>
          </table:table-cell>
          <table:table-cell table:style-name="ce7" table:formula="of:=[.E44]/[.C44]" office:value-type="percentage" office:value="0.842857142857143" calcext:value-type="percentage">
            <text:p>84,29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Tênis casual fem.</text:p>
          </table:table-cell>
          <table:table-cell office:value-type="currency" office:currency="BRL" office:value="58" calcext:value-type="currency">
            <text:p>R$ 58,00</text:p>
          </table:table-cell>
          <table:table-cell office:value-type="currency" office:currency="BRL" office:value="109" calcext:value-type="currency">
            <text:p>R$ 109,00</text:p>
          </table:table-cell>
          <table:table-cell table:style-name="ce5" table:formula="of:=[.D45]-[.C45]" office:value-type="currency" office:currency="BRL" office:value="51" calcext:value-type="currency">
            <text:p>R$ 51,00</text:p>
          </table:table-cell>
          <table:table-cell table:style-name="ce7" table:formula="of:=[.E45]/[.C45]" office:value-type="percentage" office:value="0.879310344827586" calcext:value-type="percentage">
            <text:p>87,93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Sapatilha</text:p>
          </table:table-cell>
          <table:table-cell office:value-type="currency" office:currency="BRL" office:value="42" calcext:value-type="currency">
            <text:p>R$ 42,00</text:p>
          </table:table-cell>
          <table:table-cell office:value-type="currency" office:currency="BRL" office:value="79" calcext:value-type="currency">
            <text:p>R$ 79,00</text:p>
          </table:table-cell>
          <table:table-cell table:style-name="ce5" table:formula="of:=[.D46]-[.C46]" office:value-type="currency" office:currency="BRL" office:value="37" calcext:value-type="currency">
            <text:p>R$ 37,00</text:p>
          </table:table-cell>
          <table:table-cell table:style-name="ce7" table:formula="of:=[.E46]/[.C46]" office:value-type="percentage" office:value="0.8809523809523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Mule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85" calcext:value-type="currency">
            <text:p>R$ 85,00</text:p>
          </table:table-cell>
          <table:table-cell table:style-name="ce5" table:formula="of:=[.D47]-[.C47]" office:value-type="currency" office:currency="BRL" office:value="40" calcext:value-type="currency">
            <text:p>R$ 40,00</text:p>
          </table:table-cell>
          <table:table-cell table:style-name="ce7" table:formula="of:=[.E47]/[.C47]" office:value-type="percentage" office:value="0.888888888888889" calcext:value-type="percentage">
            <text:p>88,89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Rasteirinha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5" calcext:value-type="currency">
            <text:p>R$ 65,00</text:p>
          </table:table-cell>
          <table:table-cell table:style-name="ce5" table:formula="of:=[.D48]-[.C48]" office:value-type="currency" office:currency="BRL" office:value="30" calcext:value-type="currency">
            <text:p>R$ 30,00</text:p>
          </table:table-cell>
          <table:table-cell table:style-name="ce7" table:formula="of:=[.E48]/[.C48]" office:value-type="percentage" office:value="0.857142857142857" calcext:value-type="percentage">
            <text:p>85,71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Botinha texana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currency" office:currency="BRL" office:value="139" calcext:value-type="currency">
            <text:p>R$ 139,00</text:p>
          </table:table-cell>
          <table:table-cell table:style-name="ce5" table:formula="of:=[.D49]-[.C49]" office:value-type="currency" office:currency="BRL" office:value="64" calcext:value-type="currency">
            <text:p>R$ 64,00</text:p>
          </table:table-cell>
          <table:table-cell table:style-name="ce7" table:formula="of:=[.E49]/[.C49]" office:value-type="percentage" office:value="0.853333333333333" calcext:value-type="percentage">
            <text:p>85,33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Alpargata</text:p>
          </table:table-cell>
          <table:table-cell office:value-type="currency" office:currency="BRL" office:value="32" calcext:value-type="currency">
            <text:p>R$ 32,00</text:p>
          </table:table-cell>
          <table:table-cell office:value-type="currency" office:currency="BRL" office:value="59" calcext:value-type="currency">
            <text:p>R$ 59,00</text:p>
          </table:table-cell>
          <table:table-cell table:style-name="ce5" table:formula="of:=[.D50]-[.C50]" office:value-type="currency" office:currency="BRL" office:value="27" calcext:value-type="currency">
            <text:p>R$ 27,00</text:p>
          </table:table-cell>
          <table:table-cell table:style-name="ce7" table:formula="of:=[.E50]/[.C50]" office:value-type="percentage" office:value="0.84375" calcext:value-type="percentage">
            <text:p>84,38%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string" calcext:value-type="string">
            <text:p>Bota montaria leve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149" calcext:value-type="currency">
            <text:p>R$ 149,00</text:p>
          </table:table-cell>
          <table:table-cell table:style-name="ce5" table:formula="of:=[.D51]-[.C51]" office:value-type="currency" office:currency="BRL" office:value="69" calcext:value-type="currency">
            <text:p>R$ 69,00</text:p>
          </table:table-cell>
          <table:table-cell table:style-name="ce7" table:formula="of:=[.E51]/[.C51]" office:value-type="percentage" office:value="0.8625" calcext:value-type="percentage">
            <text:p>86,25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Tênis escolar infantil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75" calcext:value-type="currency">
            <text:p>R$ 75,00</text:p>
          </table:table-cell>
          <table:table-cell table:style-name="ce5" table:formula="of:=[.D52]-[.C52]" office:value-type="currency" office:currency="BRL" office:value="35" calcext:value-type="currency">
            <text:p>R$ 35,00</text:p>
          </table:table-cell>
          <table:table-cell table:style-name="ce7" table:formula="of:=[.E52]/[.C52]"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Sandália infantil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5" calcext:value-type="currency">
            <text:p>R$ 65,00</text:p>
          </table:table-cell>
          <table:table-cell table:style-name="ce5" table:formula="of:=[.D53]-[.C53]" office:value-type="currency" office:currency="BRL" office:value="30" calcext:value-type="currency">
            <text:p>R$ 30,00</text:p>
          </table:table-cell>
          <table:table-cell table:style-name="ce7" table:formula="of:=[.E53]/[.C53]" office:value-type="percentage" office:value="0.857142857142857" calcext:value-type="percentage">
            <text:p>85,71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Botinha infantil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85" calcext:value-type="currency">
            <text:p>R$ 85,00</text:p>
          </table:table-cell>
          <table:table-cell table:style-name="ce5" table:formula="of:=[.D54]-[.C54]" office:value-type="currency" office:currency="BRL" office:value="40" calcext:value-type="currency">
            <text:p>R$ 40,00</text:p>
          </table:table-cell>
          <table:table-cell table:style-name="ce7" table:formula="of:=[.E54]/[.C54]" office:value-type="percentage" office:value="0.888888888888889" calcext:value-type="percentage">
            <text:p>88,89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Chinelo infantil</text:p>
          </table:table-cell>
          <table:table-cell office:value-type="currency" office:currency="BRL" office:value="18" calcext:value-type="currency">
            <text:p>R$ 18,00</text:p>
          </table:table-cell>
          <table:table-cell office:value-type="currency" office:currency="BRL" office:value="32" calcext:value-type="currency">
            <text:p>R$ 32,00</text:p>
          </table:table-cell>
          <table:table-cell table:style-name="ce5" table:formula="of:=[.D55]-[.C55]" office:value-type="currency" office:currency="BRL" office:value="14" calcext:value-type="currency">
            <text:p>R$ 14,00</text:p>
          </table:table-cell>
          <table:table-cell table:style-name="ce7" table:formula="of:=[.E55]/[.C55]" office:value-type="percentage" office:value="0.777777777777778" calcext:value-type="percentage">
            <text:p>77,78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Sapatênis mini</text:p>
          </table:table-cell>
          <table:table-cell office:value-type="currency" office:currency="BRL" office:value="38" calcext:value-type="currency">
            <text:p>R$ 38,00</text:p>
          </table:table-cell>
          <table:table-cell office:value-type="currency" office:currency="BRL" office:value="70" calcext:value-type="currency">
            <text:p>R$ 70,00</text:p>
          </table:table-cell>
          <table:table-cell table:style-name="ce5" table:formula="of:=[.D56]-[.C56]" office:value-type="currency" office:currency="BRL" office:value="32" calcext:value-type="currency">
            <text:p>R$ 32,00</text:p>
          </table:table-cell>
          <table:table-cell table:style-name="ce7" table:formula="of:=[.E56]/[.C56]" office:value-type="percentage" office:value="0.842105263157895" calcext:value-type="percentage">
            <text:p>84,21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Tênis esporte infantil</text:p>
          </table:table-cell>
          <table:table-cell office:value-type="currency" office:currency="BRL" office:value="42" calcext:value-type="currency">
            <text:p>R$ 42,00</text:p>
          </table:table-cell>
          <table:table-cell office:value-type="currency" office:currency="BRL" office:value="78" calcext:value-type="currency">
            <text:p>R$ 78,00</text:p>
          </table:table-cell>
          <table:table-cell table:style-name="ce5" table:formula="of:=[.D57]-[.C57]" office:value-type="currency" office:currency="BRL" office:value="36" calcext:value-type="currency">
            <text:p>R$ 36,00</text:p>
          </table:table-cell>
          <table:table-cell table:style-name="ce7" table:formula="of:=[.E57]/[.C57]" office:value-type="percentage" office:value="0.857142857142857" calcext:value-type="percentage">
            <text:p>85,71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Sandália salto pequeno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55" calcext:value-type="currency">
            <text:p>R$ 55,00</text:p>
          </table:table-cell>
          <table:table-cell table:style-name="ce5" table:formula="of:=[.D58]-[.C58]" office:value-type="currency" office:currency="BRL" office:value="25" calcext:value-type="currency">
            <text:p>R$ 25,00</text:p>
          </table:table-cell>
          <table:table-cell table:style-name="ce7" table:formula="of:=[.E58]/[.C58]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Scarpin infantil</text:p>
          </table:table-cell>
          <table:table-cell office:value-type="currency" office:currency="BRL" office:value="32" calcext:value-type="currency">
            <text:p>R$ 32,00</text:p>
          </table:table-cell>
          <table:table-cell office:value-type="currency" office:currency="BRL" office:value="60" calcext:value-type="currency">
            <text:p>R$ 60,00</text:p>
          </table:table-cell>
          <table:table-cell table:style-name="ce5" table:formula="of:=[.D59]-[.C59]" office:value-type="currency" office:currency="BRL" office:value="28" calcext:value-type="currency">
            <text:p>R$ 28,00</text:p>
          </table:table-cell>
          <table:table-cell table:style-name="ce7" table:formula="of:=[.E59]/[.C59]"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Pantufa infantil</text:p>
          </table:table-cell>
          <table:table-cell office:value-type="currency" office:currency="BRL" office:value="25" calcext:value-type="currency">
            <text:p>R$ 25,00</text:p>
          </table:table-cell>
          <table:table-cell office:value-type="currency" office:currency="BRL" office:value="49" calcext:value-type="currency">
            <text:p>R$ 49,00</text:p>
          </table:table-cell>
          <table:table-cell table:style-name="ce5" table:formula="of:=[.D60]-[.C60]" office:value-type="currency" office:currency="BRL" office:value="24" calcext:value-type="currency">
            <text:p>R$ 24,00</text:p>
          </table:table-cell>
          <table:table-cell table:style-name="ce7" table:formula="of:=[.E60]/[.C60]"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string" calcext:value-type="string">
            <text:p>Bota de neve infantil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115" calcext:value-type="currency">
            <text:p>R$ 115,00</text:p>
          </table:table-cell>
          <table:table-cell table:style-name="ce5" table:formula="of:=[.D61]-[.C61]" office:value-type="currency" office:currency="BRL" office:value="55" calcext:value-type="currency">
            <text:p>R$ 55,00</text:p>
          </table:table-cell>
          <table:table-cell table:style-name="ce7" table:formula="of:=[.E61]/[.C61]" office:value-type="percentage" office:value="0.916666666666667" calcext:value-type="percentage">
            <text:p>91,67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Cinto lona masc.</text:p>
          </table:table-cell>
          <table:table-cell office:value-type="currency" office:currency="BRL" office:value="12" calcext:value-type="currency">
            <text:p>R$ 12,00</text:p>
          </table:table-cell>
          <table:table-cell office:value-type="currency" office:currency="BRL" office:value="22" calcext:value-type="currency">
            <text:p>R$ 22,00</text:p>
          </table:table-cell>
          <table:table-cell table:style-name="ce5" table:formula="of:=[.D62]-[.C62]" office:value-type="currency" office:currency="BRL" office:value="10" calcext:value-type="currency">
            <text:p>R$ 10,00</text:p>
          </table:table-cell>
          <table:table-cell table:style-name="ce7" table:formula="of:=[.E62]/[.C62]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Cinto fino fem.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19" calcext:value-type="currency">
            <text:p>R$ 19,00</text:p>
          </table:table-cell>
          <table:table-cell table:style-name="ce5" table:formula="of:=[.D63]-[.C63]" office:value-type="currency" office:currency="BRL" office:value="9" calcext:value-type="currency">
            <text:p>R$ 9,00</text:p>
          </table:table-cell>
          <table:table-cell table:style-name="ce7" table:formula="of:=[.E63]/[.C63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Carteira</text:p>
          </table:table-cell>
          <table:table-cell office:value-type="currency" office:currency="BRL" office:value="18" calcext:value-type="currency">
            <text:p>R$ 18,00</text:p>
          </table:table-cell>
          <table:table-cell office:value-type="currency" office:currency="BRL" office:value="35" calcext:value-type="currency">
            <text:p>R$ 35,00</text:p>
          </table:table-cell>
          <table:table-cell table:style-name="ce5" table:formula="of:=[.D64]-[.C64]" office:value-type="currency" office:currency="BRL" office:value="17" calcext:value-type="currency">
            <text:p>R$ 17,00</text:p>
          </table:table-cell>
          <table:table-cell table:style-name="ce7" table:formula="of:=[.E64]/[.C64]" office:value-type="percentage" office:value="0.944444444444444" calcext:value-type="percentage">
            <text:p>94,44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Mochila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9" calcext:value-type="currency">
            <text:p>R$ 69,00</text:p>
          </table:table-cell>
          <table:table-cell table:style-name="ce5" table:formula="of:=[.D65]-[.C65]" office:value-type="currency" office:currency="BRL" office:value="34" calcext:value-type="currency">
            <text:p>R$ 34,00</text:p>
          </table:table-cell>
          <table:table-cell table:style-name="ce7" table:formula="of:=[.E65]/[.C65]" office:value-type="percentage" office:value="0.971428571428571" calcext:value-type="percentage">
            <text:p>97,14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Meias divertidas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currency" office:currency="BRL" office:value="12" calcext:value-type="currency">
            <text:p>R$ 12,00</text:p>
          </table:table-cell>
          <table:table-cell table:style-name="ce5" table:formula="of:=[.D66]-[.C66]" office:value-type="currency" office:currency="BRL" office:value="6" calcext:value-type="currency">
            <text:p>R$ 6,00</text:p>
          </table:table-cell>
          <table:table-cell table:style-name="ce7" table:formula="of:=[.E66]/[.C66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Bijuterias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15" calcext:value-type="currency">
            <text:p>R$ 15,00</text:p>
          </table:table-cell>
          <table:table-cell table:style-name="ce5" table:formula="of:=[.D67]-[.C67]" office:value-type="currency" office:currency="BRL" office:value="10" calcext:value-type="currency">
            <text:p>R$ 10,00</text:p>
          </table:table-cell>
          <table:table-cell table:style-name="ce7" table:formula="of:=[.E67]/[.C67]" office:value-type="percentage" office:value="2" calcext:value-type="percentage">
            <text:p>200,00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Bonés</text:p>
          </table:table-cell>
          <table:table-cell office:value-type="currency" office:currency="BRL" office:value="15" calcext:value-type="currency">
            <text:p>R$ 15,00</text:p>
          </table:table-cell>
          <table:table-cell office:value-type="currency" office:currency="BRL" office:value="35" calcext:value-type="currency">
            <text:p>R$ 35,00</text:p>
          </table:table-cell>
          <table:table-cell table:style-name="ce5" table:formula="of:=[.D68]-[.C68]" office:value-type="currency" office:currency="BRL" office:value="20" calcext:value-type="currency">
            <text:p>R$ 20,00</text:p>
          </table:table-cell>
          <table:table-cell table:style-name="ce7" table:formula="of:=[.E68]/[.C68]" office:value-type="percentage" office:value="1.33333333333333" calcext:value-type="percentage">
            <text:p>133,33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Óculos</text:p>
          </table:table-cell>
          <table:table-cell office:value-type="currency" office:currency="BRL" office:value="25" calcext:value-type="currency">
            <text:p>R$ 25,00</text:p>
          </table:table-cell>
          <table:table-cell office:value-type="currency" office:currency="BRL" office:value="49" calcext:value-type="currency">
            <text:p>R$ 49,00</text:p>
          </table:table-cell>
          <table:table-cell table:style-name="ce5" table:formula="of:=[.D69]-[.C69]" office:value-type="currency" office:currency="BRL" office:value="24" calcext:value-type="currency">
            <text:p>R$ 24,00</text:p>
          </table:table-cell>
          <table:table-cell table:style-name="ce7" table:formula="of:=[.E69]/[.C69]"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Lenços</text:p>
          </table:table-cell>
          <table:table-cell office:value-type="currency" office:currency="BRL" office:value="12" calcext:value-type="currency">
            <text:p>R$ 12,00</text:p>
          </table:table-cell>
          <table:table-cell office:value-type="currency" office:currency="BRL" office:value="25" calcext:value-type="currency">
            <text:p>R$ 25,00</text:p>
          </table:table-cell>
          <table:table-cell table:style-name="ce5" table:formula="of:=[.D70]-[.C70]" office:value-type="currency" office:currency="BRL" office:value="13" calcext:value-type="currency">
            <text:p>R$ 13,00</text:p>
          </table:table-cell>
          <table:table-cell table:style-name="ce7" table:formula="of:=[.E70]/[.C70]" office:value-type="percentage" office:value="1.08333333333333" calcext:value-type="percentage">
            <text:p>108,33%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string" calcext:value-type="string">
            <text:p>Camiseta básica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39" calcext:value-type="currency">
            <text:p>R$ 39,00</text:p>
          </table:table-cell>
          <table:table-cell table:style-name="ce5" table:formula="of:=[.D71]-[.C71]" office:value-type="currency" office:currency="BRL" office:value="19" calcext:value-type="currency">
            <text:p>R$ 19,00</text:p>
          </table:table-cell>
          <table:table-cell table:style-name="ce7" table:formula="of:=[.E71]/[.C71]"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Calça raw denim</text:p>
          </table:table-cell>
          <table:table-cell office:value-type="currency" office:currency="BRL" office:value="70" calcext:value-type="currency">
            <text:p>R$ 70,00</text:p>
          </table:table-cell>
          <table:table-cell office:value-type="currency" office:currency="BRL" office:value="135" calcext:value-type="currency">
            <text:p>R$ 135,00</text:p>
          </table:table-cell>
          <table:table-cell table:style-name="ce5" table:formula="of:=[.D72]-[.C72]" office:value-type="currency" office:currency="BRL" office:value="65" calcext:value-type="currency">
            <text:p>R$ 65,00</text:p>
          </table:table-cell>
          <table:table-cell table:style-name="ce7" table:formula="of:=[.E72]/[.C72]" office:value-type="percentage" office:value="0.928571428571429" calcext:value-type="percentage">
            <text:p>92,86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Calça cropped</text:p>
          </table:table-cell>
          <table:table-cell office:value-type="currency" office:currency="BRL" office:value="60" calcext:value-type="currency">
            <text:p>R$ 60,00</text:p>
          </table:table-cell>
          <table:table-cell office:value-type="currency" office:currency="BRL" office:value="109" calcext:value-type="currency">
            <text:p>R$ 109,00</text:p>
          </table:table-cell>
          <table:table-cell table:style-name="ce5" table:formula="of:=[.D73]-[.C73]" office:value-type="currency" office:currency="BRL" office:value="49" calcext:value-type="currency">
            <text:p>R$ 49,00</text:p>
          </table:table-cell>
          <table:table-cell table:style-name="ce7" table:formula="of:=[.E73]/[.C73]" office:value-type="percentage" office:value="0.816666666666667" calcext:value-type="percentage">
            <text:p>81,67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Bermuda premium</text:p>
          </table:table-cell>
          <table:table-cell office:value-type="currency" office:currency="BRL" office:value="45" calcext:value-type="currency">
            <text:p>R$ 45,00</text:p>
          </table:table-cell>
          <table:table-cell office:value-type="currency" office:currency="BRL" office:value="85" calcext:value-type="currency">
            <text:p>R$ 85,00</text:p>
          </table:table-cell>
          <table:table-cell table:style-name="ce5" table:formula="of:=[.D74]-[.C74]" office:value-type="currency" office:currency="BRL" office:value="40" calcext:value-type="currency">
            <text:p>R$ 40,00</text:p>
          </table:table-cell>
          <table:table-cell table:style-name="ce7" table:formula="of:=[.E74]/[.C74]" office:value-type="percentage" office:value="0.888888888888889" calcext:value-type="percentage">
            <text:p>88,89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Jaqueta premium</text:p>
          </table:table-cell>
          <table:table-cell office:value-type="currency" office:currency="BRL" office:value="90" calcext:value-type="currency">
            <text:p>R$ 90,00</text:p>
          </table:table-cell>
          <table:table-cell office:value-type="currency" office:currency="BRL" office:value="159" calcext:value-type="currency">
            <text:p>R$ 159,00</text:p>
          </table:table-cell>
          <table:table-cell table:style-name="ce5" table:formula="of:=[.D75]-[.C75]" office:value-type="currency" office:currency="BRL" office:value="69" calcext:value-type="currency">
            <text:p>R$ 69,00</text:p>
          </table:table-cell>
          <table:table-cell table:style-name="ce7" table:formula="of:=[.E75]/[.C75]" office:value-type="percentage" office:value="0.766666666666667" calcext:value-type="percentage">
            <text:p>76,67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Saia premium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95" calcext:value-type="currency">
            <text:p>R$ 95,00</text:p>
          </table:table-cell>
          <table:table-cell table:style-name="ce5" table:formula="of:=[.D76]-[.C76]" office:value-type="currency" office:currency="BRL" office:value="45" calcext:value-type="currency">
            <text:p>R$ 45,00</text:p>
          </table:table-cell>
          <table:table-cell table:style-name="ce7" table:formula="of:=[.E76]/[.C76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Camisa jeans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105" calcext:value-type="currency">
            <text:p>R$ 105,00</text:p>
          </table:table-cell>
          <table:table-cell table:style-name="ce5" table:formula="of:=[.D77]-[.C77]" office:value-type="currency" office:currency="BRL" office:value="50" calcext:value-type="currency">
            <text:p>R$ 50,00</text:p>
          </table:table-cell>
          <table:table-cell table:style-name="ce7" table:formula="of:=[.E77]/[.C77]" office:value-type="percentage" office:value="0.909090909090909" calcext:value-type="percentage">
            <text:p>90,91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Cinto sofisticado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currency" office:currency="BRL" office:value="42" calcext:value-type="currency">
            <text:p>R$ 42,00</text:p>
          </table:table-cell>
          <table:table-cell table:style-name="ce5" table:formula="of:=[.D78]-[.C78]" office:value-type="currency" office:currency="BRL" office:value="20" calcext:value-type="currency">
            <text:p>R$ 20,00</text:p>
          </table:table-cell>
          <table:table-cell table:style-name="ce7" table:formula="of:=[.E78]/[.C78]" office:value-type="percentage" office:value="0.909090909090909" calcext:value-type="percentage">
            <text:p>90,91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Mochila jeans</text:p>
          </table:table-cell>
          <table:table-cell office:value-type="currency" office:currency="BRL" office:value="48" calcext:value-type="currency">
            <text:p>R$ 48,00</text:p>
          </table:table-cell>
          <table:table-cell office:value-type="currency" office:currency="BRL" office:value="90" calcext:value-type="currency">
            <text:p>R$ 90,00</text:p>
          </table:table-cell>
          <table:table-cell table:style-name="ce5" table:formula="of:=[.D79]-[.C79]" office:value-type="currency" office:currency="BRL" office:value="42" calcext:value-type="currency">
            <text:p>R$ 42,00</text:p>
          </table:table-cell>
          <table:table-cell table:style-name="ce7" table:formula="of:=[.E79]/[.C79]"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Bolsa tote jeans</text:p>
          </table:table-cell>
          <table:table-cell office:value-type="currency" office:currency="BRL" office:value="52" calcext:value-type="currency">
            <text:p>R$ 52,00</text:p>
          </table:table-cell>
          <table:table-cell office:value-type="currency" office:currency="BRL" office:value="95" calcext:value-type="currency">
            <text:p>R$ 95,00</text:p>
          </table:table-cell>
          <table:table-cell table:style-name="ce5" table:formula="of:=[.D80]-[.C80]" office:value-type="currency" office:currency="BRL" office:value="43" calcext:value-type="currency">
            <text:p>R$ 43,00</text:p>
          </table:table-cell>
          <table:table-cell table:style-name="ce7" table:formula="of:=[.E80]/[.C80]" office:value-type="percentage" office:value="0.826923076923077" calcext:value-type="percentage">
            <text:p>82,69%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string" calcext:value-type="string">
            <text:p>Colete jeans</text:p>
          </table:table-cell>
          <table:table-cell office:value-type="currency" office:currency="BRL" office:value="42" calcext:value-type="currency">
            <text:p>R$ 42,00</text:p>
          </table:table-cell>
          <table:table-cell office:value-type="currency" office:currency="BRL" office:value="79" calcext:value-type="currency">
            <text:p>R$ 79,00</text:p>
          </table:table-cell>
          <table:table-cell table:style-name="ce5" table:formula="of:=[.D81]-[.C81]" office:value-type="currency" office:currency="BRL" office:value="37" calcext:value-type="currency">
            <text:p>R$ 37,00</text:p>
          </table:table-cell>
          <table:table-cell table:style-name="ce7" table:formula="of:=[.E81]/[.C81]" office:value-type="percentage" office:value="0.8809523809523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Calça cargo</text:p>
          </table:table-cell>
          <table:table-cell office:value-type="currency" office:currency="BRL" office:value="65" calcext:value-type="currency">
            <text:p>R$ 65,00</text:p>
          </table:table-cell>
          <table:table-cell office:value-type="currency" office:currency="BRL" office:value="119" calcext:value-type="currency">
            <text:p>R$ 119,00</text:p>
          </table:table-cell>
          <table:table-cell table:style-name="ce5" table:formula="of:=[.D82]-[.C82]" office:value-type="currency" office:currency="BRL" office:value="54" calcext:value-type="currency">
            <text:p>R$ 54,00</text:p>
          </table:table-cell>
          <table:table-cell table:style-name="ce7" table:formula="of:=[.E82]/[.C82]" office:value-type="percentage" office:value="0.830769230769231" calcext:value-type="percentage">
            <text:p>83,08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Bermuda cargo</text:p>
          </table:table-cell>
          <table:table-cell office:value-type="currency" office:currency="BRL" office:value="50" calcext:value-type="currency">
            <text:p>R$ 50,00</text:p>
          </table:table-cell>
          <table:table-cell office:value-type="currency" office:currency="BRL" office:value="95" calcext:value-type="currency">
            <text:p>R$ 95,00</text:p>
          </table:table-cell>
          <table:table-cell table:style-name="ce5" table:formula="of:=[.D83]-[.C83]" office:value-type="currency" office:currency="BRL" office:value="45" calcext:value-type="currency">
            <text:p>R$ 45,00</text:p>
          </table:table-cell>
          <table:table-cell table:style-name="ce7" table:formula="of:=[.E83]/[.C83]" office:value-type="percentage" office:value="0.9" calcext:value-type="percentage">
            <text:p>90,00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Camiseta oversized</text:p>
          </table:table-cell>
          <table:table-cell office:value-type="currency" office:currency="BRL" office:value="28" calcext:value-type="currency">
            <text:p>R$ 28,00</text:p>
          </table:table-cell>
          <table:table-cell office:value-type="currency" office:currency="BRL" office:value="55" calcext:value-type="currency">
            <text:p>R$ 55,00</text:p>
          </table:table-cell>
          <table:table-cell table:style-name="ce5" table:formula="of:=[.D84]-[.C84]" office:value-type="currency" office:currency="BRL" office:value="27" calcext:value-type="currency">
            <text:p>R$ 27,00</text:p>
          </table:table-cell>
          <table:table-cell table:style-name="ce7" table:formula="of:=[.E84]/[.C84]" office:value-type="percentage" office:value="0.964285714285714" calcext:value-type="percentage">
            <text:p>96,43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Moletom canguru</text:p>
          </table:table-cell>
          <table:table-cell office:value-type="currency" office:currency="BRL" office:value="80" calcext:value-type="currency">
            <text:p>R$ 80,00</text:p>
          </table:table-cell>
          <table:table-cell office:value-type="currency" office:currency="BRL" office:value="149" calcext:value-type="currency">
            <text:p>R$ 149,00</text:p>
          </table:table-cell>
          <table:table-cell table:style-name="ce5" table:formula="of:=[.D85]-[.C85]" office:value-type="currency" office:currency="BRL" office:value="69" calcext:value-type="currency">
            <text:p>R$ 69,00</text:p>
          </table:table-cell>
          <table:table-cell table:style-name="ce7" table:formula="of:=[.E85]/[.C85]" office:value-type="percentage" office:value="0.8625" calcext:value-type="percentage">
            <text:p>86,25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Jaqueta bomber</text:p>
          </table:table-cell>
          <table:table-cell office:value-type="currency" office:currency="BRL" office:value="85" calcext:value-type="currency">
            <text:p>R$ 85,00</text:p>
          </table:table-cell>
          <table:table-cell office:value-type="currency" office:currency="BRL" office:value="155" calcext:value-type="currency">
            <text:p>R$ 155,00</text:p>
          </table:table-cell>
          <table:table-cell table:style-name="ce5" table:formula="of:=[.D86]-[.C86]" office:value-type="currency" office:currency="BRL" office:value="70" calcext:value-type="currency">
            <text:p>R$ 70,00</text:p>
          </table:table-cell>
          <table:table-cell table:style-name="ce7" table:formula="of:=[.E86]/[.C86]" office:value-type="percentage" office:value="0.823529411764706" calcext:value-type="percentage">
            <text:p>82,35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Tênis urbano</text:p>
          </table:table-cell>
          <table:table-cell office:value-type="currency" office:currency="BRL" office:value="75" calcext:value-type="currency">
            <text:p>R$ 75,00</text:p>
          </table:table-cell>
          <table:table-cell office:value-type="currency" office:currency="BRL" office:value="139" calcext:value-type="currency">
            <text:p>R$ 139,00</text:p>
          </table:table-cell>
          <table:table-cell table:style-name="ce5" table:formula="of:=[.D87]-[.C87]" office:value-type="currency" office:currency="BRL" office:value="64" calcext:value-type="currency">
            <text:p>R$ 64,00</text:p>
          </table:table-cell>
          <table:table-cell table:style-name="ce7" table:formula="of:=[.E87]/[.C87]" office:value-type="percentage" office:value="0.853333333333333" calcext:value-type="percentage">
            <text:p>85,33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Boné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39" calcext:value-type="currency">
            <text:p>R$ 39,00</text:p>
          </table:table-cell>
          <table:table-cell table:style-name="ce5" table:formula="of:=[.D88]-[.C88]" office:value-type="currency" office:currency="BRL" office:value="19" calcext:value-type="currency">
            <text:p>R$ 19,00</text:p>
          </table:table-cell>
          <table:table-cell table:style-name="ce7" table:formula="of:=[.E88]/[.C88]"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Pochete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55" calcext:value-type="currency">
            <text:p>R$ 55,00</text:p>
          </table:table-cell>
          <table:table-cell table:style-name="ce5" table:formula="of:=[.D89]-[.C89]" office:value-type="currency" office:currency="BRL" office:value="25" calcext:value-type="currency">
            <text:p>R$ 25,00</text:p>
          </table:table-cell>
          <table:table-cell table:style-name="ce7" table:formula="of:=[.E89]/[.C89]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Meia estampada</text:p>
          </table:table-cell>
          <table:table-cell office:value-type="currency" office:currency="BRL" office:value="10" calcext:value-type="currency">
            <text:p>R$ 10,00</text:p>
          </table:table-cell>
          <table:table-cell office:value-type="currency" office:currency="BRL" office:value="20" calcext:value-type="currency">
            <text:p>R$ 20,00</text:p>
          </table:table-cell>
          <table:table-cell table:style-name="ce5" table:formula="of:=[.D90]-[.C90]" office:value-type="currency" office:currency="BRL" office:value="10" calcext:value-type="currency">
            <text:p>R$ 10,00</text:p>
          </table:table-cell>
          <table:table-cell table:style-name="ce7" table:formula="of:=[.E90]/[.C90]"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string" calcext:value-type="string">
            <text:p>Legging feminina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5" calcext:value-type="currency">
            <text:p>R$ 65,00</text:p>
          </table:table-cell>
          <table:table-cell table:style-name="ce5" table:formula="of:=[.D91]-[.C91]" office:value-type="currency" office:currency="BRL" office:value="30" calcext:value-type="currency">
            <text:p>R$ 30,00</text:p>
          </table:table-cell>
          <table:table-cell table:style-name="ce7" table:formula="of:=[.E91]/[.C91]" office:value-type="percentage" office:value="0.857142857142857" calcext:value-type="percentage">
            <text:p>85,71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Biquíni triângulo</text:p>
          </table:table-cell>
          <table:table-cell office:value-type="currency" office:currency="BRL" office:value="28" calcext:value-type="currency">
            <text:p>R$ 28,00</text:p>
          </table:table-cell>
          <table:table-cell office:value-type="currency" office:currency="BRL" office:value="59" calcext:value-type="currency">
            <text:p>R$ 59,00</text:p>
          </table:table-cell>
          <table:table-cell table:style-name="ce5" table:formula="of:=[.D92]-[.C92]" office:value-type="currency" office:currency="BRL" office:value="31" calcext:value-type="currency">
            <text:p>R$ 31,00</text:p>
          </table:table-cell>
          <table:table-cell table:style-name="ce7" table:formula="of:=[.E92]/[.C92]" office:value-type="percentage" office:value="1.10714285714286" calcext:value-type="percentage">
            <text:p>110,71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Sunga</text:p>
          </table:table-cell>
          <table:table-cell office:value-type="currency" office:currency="BRL" office:value="22" calcext:value-type="currency">
            <text:p>R$ 22,00</text:p>
          </table:table-cell>
          <table:table-cell office:value-type="currency" office:currency="BRL" office:value="45" calcext:value-type="currency">
            <text:p>R$ 45,00</text:p>
          </table:table-cell>
          <table:table-cell table:style-name="ce5" table:formula="of:=[.D93]-[.C93]" office:value-type="currency" office:currency="BRL" office:value="23" calcext:value-type="currency">
            <text:p>R$ 23,00</text:p>
          </table:table-cell>
          <table:table-cell table:style-name="ce7" table:formula="of:=[.E93]/[.C93]" office:value-type="percentage" office:value="1.04545454545455" calcext:value-type="percentage">
            <text:p>104,55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Rash guard</text:p>
          </table:table-cell>
          <table:table-cell office:value-type="currency" office:currency="BRL" office:value="55" calcext:value-type="currency">
            <text:p>R$ 55,00</text:p>
          </table:table-cell>
          <table:table-cell office:value-type="currency" office:currency="BRL" office:value="105" calcext:value-type="currency">
            <text:p>R$ 105,00</text:p>
          </table:table-cell>
          <table:table-cell table:style-name="ce5" table:formula="of:=[.D94]-[.C94]" office:value-type="currency" office:currency="BRL" office:value="50" calcext:value-type="currency">
            <text:p>R$ 50,00</text:p>
          </table:table-cell>
          <table:table-cell table:style-name="ce7" table:formula="of:=[.E94]/[.C94]" office:value-type="percentage" office:value="0.909090909090909" calcext:value-type="percentage">
            <text:p>90,91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Calça legging fitness</text:p>
          </table:table-cell>
          <table:table-cell office:value-type="currency" office:currency="BRL" office:value="38" calcext:value-type="currency">
            <text:p>R$ 38,00</text:p>
          </table:table-cell>
          <table:table-cell office:value-type="currency" office:currency="BRL" office:value="70" calcext:value-type="currency">
            <text:p>R$ 70,00</text:p>
          </table:table-cell>
          <table:table-cell table:style-name="ce5" table:formula="of:=[.D95]-[.C95]" office:value-type="currency" office:currency="BRL" office:value="32" calcext:value-type="currency">
            <text:p>R$ 32,00</text:p>
          </table:table-cell>
          <table:table-cell table:style-name="ce7" table:formula="of:=[.E95]/[.C95]" office:value-type="percentage" office:value="0.842105263157895" calcext:value-type="percentage">
            <text:p>84,21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Top esportivo</text:p>
          </table:table-cell>
          <table:table-cell office:value-type="currency" office:currency="BRL" office:value="32" calcext:value-type="currency">
            <text:p>R$ 32,00</text:p>
          </table:table-cell>
          <table:table-cell office:value-type="currency" office:currency="BRL" office:value="59" calcext:value-type="currency">
            <text:p>R$ 59,00</text:p>
          </table:table-cell>
          <table:table-cell table:style-name="ce5" table:formula="of:=[.D96]-[.C96]" office:value-type="currency" office:currency="BRL" office:value="27" calcext:value-type="currency">
            <text:p>R$ 27,00</text:p>
          </table:table-cell>
          <table:table-cell table:style-name="ce7" table:formula="of:=[.E96]/[.C96]" office:value-type="percentage" office:value="0.84375" calcext:value-type="percentage">
            <text:p>84,38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Shorts beach</text:p>
          </table:table-cell>
          <table:table-cell office:value-type="currency" office:currency="BRL" office:value="30" calcext:value-type="currency">
            <text:p>R$ 30,00</text:p>
          </table:table-cell>
          <table:table-cell office:value-type="currency" office:currency="BRL" office:value="55" calcext:value-type="currency">
            <text:p>R$ 55,00</text:p>
          </table:table-cell>
          <table:table-cell table:style-name="ce5" table:formula="of:=[.D97]-[.C97]" office:value-type="currency" office:currency="BRL" office:value="25" calcext:value-type="currency">
            <text:p>R$ 25,00</text:p>
          </table:table-cell>
          <table:table-cell table:style-name="ce7" table:formula="of:=[.E97]/[.C97]" office:value-type="percentage" office:value="0.833333333333333" calcext:value-type="percentage">
            <text:p>83,33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Saída de praia</text:p>
          </table:table-cell>
          <table:table-cell office:value-type="currency" office:currency="BRL" office:value="40" calcext:value-type="currency">
            <text:p>R$ 40,00</text:p>
          </table:table-cell>
          <table:table-cell office:value-type="currency" office:currency="BRL" office:value="79" calcext:value-type="currency">
            <text:p>R$ 79,00</text:p>
          </table:table-cell>
          <table:table-cell table:style-name="ce5" table:formula="of:=[.D98]-[.C98]" office:value-type="currency" office:currency="BRL" office:value="39" calcext:value-type="currency">
            <text:p>R$ 39,00</text:p>
          </table:table-cell>
          <table:table-cell table:style-name="ce7" table:formula="of:=[.E98]/[.C98]" office:value-type="percentage" office:value="0.975" calcext:value-type="percentage">
            <text:p>97,50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Chinelo borracha</text:p>
          </table:table-cell>
          <table:table-cell office:value-type="currency" office:currency="BRL" office:value="20" calcext:value-type="currency">
            <text:p>R$ 20,00</text:p>
          </table:table-cell>
          <table:table-cell office:value-type="currency" office:currency="BRL" office:value="39" calcext:value-type="currency">
            <text:p>R$ 39,00</text:p>
          </table:table-cell>
          <table:table-cell table:style-name="ce5" table:formula="of:=[.D99]-[.C99]" office:value-type="currency" office:currency="BRL" office:value="19" calcext:value-type="currency">
            <text:p>R$ 19,00</text:p>
          </table:table-cell>
          <table:table-cell table:style-name="ce7" table:formula="of:=[.E99]/[.C99]"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Bolsa praia</text:p>
          </table:table-cell>
          <table:table-cell office:value-type="currency" office:currency="BRL" office:value="35" calcext:value-type="currency">
            <text:p>R$ 35,00</text:p>
          </table:table-cell>
          <table:table-cell office:value-type="currency" office:currency="BRL" office:value="65" calcext:value-type="currency">
            <text:p>R$ 65,00</text:p>
          </table:table-cell>
          <table:table-cell table:style-name="ce5" table:formula="of:=[.D100]-[.C100]" office:value-type="currency" office:currency="BRL" office:value="30" calcext:value-type="currency">
            <text:p>R$ 30,00</text:p>
          </table:table-cell>
          <table:table-cell table:style-name="ce7" table:formula="of:=[.E100]/[.C100]" office:value-type="percentage" office:value="0.857142857142857" calcext:value-type="percentage">
            <text:p>85,71%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string" calcext:value-type="string">
            <text:p>Camiseta UV</text:p>
          </table:table-cell>
          <table:table-cell office:value-type="currency" office:currency="BRL" office:value="42" calcext:value-type="currency">
            <text:p>R$ 42,00</text:p>
          </table:table-cell>
          <table:table-cell office:value-type="currency" office:currency="BRL" office:value="75" calcext:value-type="currency">
            <text:p>R$ 75,00</text:p>
          </table:table-cell>
          <table:table-cell table:style-name="ce5" table:formula="of:=[.D101]-[.C101]" office:value-type="currency" office:currency="BRL" office:value="33" calcext:value-type="currency">
            <text:p>R$ 33,00</text:p>
          </table:table-cell>
          <table:table-cell table:style-name="ce7" table:formula="of:=[.E101]/[.C101]" office:value-type="percentage" office:value="0.785714285714286" calcext:value-type="percentage">
            <text:p>78,57%</text:p>
          </table:table-cell>
        </table:table-row>
        <table:table-row table:style-name="ro1" table:number-rows-repeated="104847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Custos de Viagem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default-cell-style-name="ce20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8" office:value-type="string" calcext:value-type="string">
            <text:p>Cidade</text:p>
          </table:table-cell>
          <table:table-cell table:style-name="ce8" office:value-type="string" calcext:value-type="string">
            <text:p>Distância (km)</text:p>
          </table:table-cell>
          <table:table-cell table:style-name="ce9" office:value-type="string" calcext:value-type="string">
            <text:p>Ônibus (casal)</text:p>
          </table:table-cell>
          <table:table-cell table:style-name="ce19" office:value-type="string" calcext:value-type="string">
            <text:p>Gasolina (litros)</text:p>
          </table:table-cell>
          <table:table-cell table:style-name="ce9" office:value-type="string" calcext:value-type="string">
            <text:p>Gasolina (R$)</text:p>
          </table:table-cell>
          <table:table-cell table:style-name="ce9" office:value-type="string" calcext:value-type="string">
            <text:p>Hospedagem (3 noites)</text:p>
          </table:table-cell>
          <table:table-cell table:style-name="ce9" office:value-type="string" calcext:value-type="string">
            <text:p>Alimentação (3 dias casal)</text:p>
          </table:table-cell>
        </table:table-row>
        <table:table-row table:style-name="ro1">
          <table:table-cell office:value-type="string" calcext:value-type="string">
            <text:p>Brás (SP)</text:p>
          </table:table-cell>
          <table:table-cell office:value-type="float" office:value="588" calcext:value-type="float">
            <text:p>588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float" office:value="84" calcext:value-type="float">
            <text:p>84</text:p>
          </table:table-cell>
          <table:table-cell office:value-type="currency" office:currency="BRL" office:value="630" calcext:value-type="currency">
            <text:p>R$ 630,00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Bom Retiro (SP)</text:p>
          </table:table-cell>
          <table:table-cell office:value-type="float" office:value="588" calcext:value-type="float">
            <text:p>588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float" office:value="84" calcext:value-type="float">
            <text:p>84</text:p>
          </table:table-cell>
          <table:table-cell office:value-type="currency" office:currency="BRL" office:value="630" calcext:value-type="currency">
            <text:p>R$ 630,00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Pari (SP)</text:p>
          </table:table-cell>
          <table:table-cell office:value-type="float" office:value="588" calcext:value-type="float">
            <text:p>588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float" office:value="84" calcext:value-type="float">
            <text:p>84</text:p>
          </table:table-cell>
          <table:table-cell office:value-type="currency" office:currency="BRL" office:value="630" calcext:value-type="currency">
            <text:p>R$ 630,00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Jaú (SP)</text:p>
          </table:table-cell>
          <table:table-cell office:value-type="float" office:value="662" calcext:value-type="float">
            <text:p>662</text:p>
          </table:table-cell>
          <table:table-cell office:value-type="currency" office:currency="BRL" office:value="240" calcext:value-type="currency">
            <text:p>R$ 240,00</text:p>
          </table:table-cell>
          <table:table-cell office:value-type="float" office:value="94.6" calcext:value-type="float">
            <text:p>94,6</text:p>
          </table:table-cell>
          <table:table-cell office:value-type="currency" office:currency="BRL" office:value="709.29" calcext:value-type="currency">
            <text:p>R$ 709,29</text:p>
          </table:table-cell>
          <table:table-cell office:value-type="currency" office:currency="BRL" office:value="450" calcext:value-type="currency">
            <text:p>R$ 45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Franca (SP)</text:p>
          </table:table-cell>
          <table:table-cell office:value-type="float" office:value="698" calcext:value-type="float">
            <text:p>698</text:p>
          </table:table-cell>
          <table:table-cell office:value-type="currency" office:currency="BRL" office:value="270" calcext:value-type="currency">
            <text:p>R$ 270,00</text:p>
          </table:table-cell>
          <table:table-cell office:value-type="float" office:value="99.7" calcext:value-type="float">
            <text:p>99,7</text:p>
          </table:table-cell>
          <table:table-cell office:value-type="currency" office:currency="BRL" office:value="747.86" calcext:value-type="currency">
            <text:p>R$ 747,86</text:p>
          </table:table-cell>
          <table:table-cell office:value-type="currency" office:currency="BRL" office:value="460" calcext:value-type="currency">
            <text:p>R$ 46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Birigui (SP)</text:p>
          </table:table-cell>
          <table:table-cell office:value-type="float" office:value="700" calcext:value-type="float">
            <text:p>700</text:p>
          </table:table-cell>
          <table:table-cell office:value-type="currency" office:currency="BRL" office:value="280" calcext:value-type="currency">
            <text:p>R$ 280,00</text:p>
          </table:table-cell>
          <table:table-cell office:value-type="float" office:value="100" calcext:value-type="float">
            <text:p>100</text:p>
          </table:table-cell>
          <table:table-cell office:value-type="currency" office:currency="BRL" office:value="750" calcext:value-type="currency">
            <text:p>R$ 750,00</text:p>
          </table:table-cell>
          <table:table-cell office:value-type="currency" office:currency="BRL" office:value="430" calcext:value-type="currency">
            <text:p>R$ 43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25 de Março (SP)</text:p>
          </table:table-cell>
          <table:table-cell office:value-type="float" office:value="588" calcext:value-type="float">
            <text:p>588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float" office:value="84" calcext:value-type="float">
            <text:p>84</text:p>
          </table:table-cell>
          <table:table-cell office:value-type="currency" office:currency="BRL" office:value="630" calcext:value-type="currency">
            <text:p>R$ 630,00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Xavantes/Oriente (SP)</text:p>
          </table:table-cell>
          <table:table-cell office:value-type="float" office:value="588" calcext:value-type="float">
            <text:p>588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float" office:value="84" calcext:value-type="float">
            <text:p>84</text:p>
          </table:table-cell>
          <table:table-cell office:value-type="currency" office:currency="BRL" office:value="630" calcext:value-type="currency">
            <text:p>R$ 630,00</text:p>
          </table:table-cell>
          <table:table-cell office:value-type="currency" office:currency="BRL" office:value="480" calcext:value-type="currency">
            <text:p>R$ 48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Pinheiros (SP)</text:p>
          </table:table-cell>
          <table:table-cell office:value-type="float" office:value="588" calcext:value-type="float">
            <text:p>588</text:p>
          </table:table-cell>
          <table:table-cell office:value-type="currency" office:currency="BRL" office:value="180" calcext:value-type="currency">
            <text:p>R$ 180,00</text:p>
          </table:table-cell>
          <table:table-cell office:value-type="float" office:value="84" calcext:value-type="float">
            <text:p>84</text:p>
          </table:table-cell>
          <table:table-cell office:value-type="currency" office:currency="BRL" office:value="630" calcext:value-type="currency">
            <text:p>R$ 630,00</text:p>
          </table:table-cell>
          <table:table-cell office:value-type="currency" office:currency="BRL" office:value="520" calcext:value-type="currency">
            <text:p>R$ 52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>
          <table:table-cell office:value-type="string" calcext:value-type="string">
            <text:p>Cotia (SP)</text:p>
          </table:table-cell>
          <table:table-cell office:value-type="float" office:value="560" calcext:value-type="float">
            <text:p>560</text:p>
          </table:table-cell>
          <table:table-cell office:value-type="currency" office:currency="BRL" office:value="170" calcext:value-type="currency">
            <text:p>R$ 170,00</text:p>
          </table:table-cell>
          <table:table-cell office:value-type="float" office:value="80" calcext:value-type="float">
            <text:p>80</text:p>
          </table:table-cell>
          <table:table-cell office:value-type="currency" office:currency="BRL" office:value="600" calcext:value-type="currency">
            <text:p>R$ 600,00</text:p>
          </table:table-cell>
          <table:table-cell office:value-type="currency" office:currency="BRL" office:value="460" calcext:value-type="currency">
            <text:p>R$ 460,00</text:p>
          </table:table-cell>
          <table:table-cell office:value-type="currency" office:currency="BRL" office:value="810" calcext:value-type="currency">
            <text:p>R$ 810,00</text:p>
          </table:table-cell>
        </table:table-row>
        <table:table-row table:style-name="ro1" table:number-rows-repeated="104856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/00/0000</text:date>, <text:time style:data-style-name="N2" text:time-value="20:30:07.330418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05T00:07:52.836791600</dc:date>
    <meta:editing-duration>PT4H30M28S</meta:editing-duration>
    <meta:editing-cycles>6</meta:editing-cycles>
    <meta:document-statistic meta:table-count="2" meta:cell-count="683" meta:object-count="0"/>
  </office:meta>
</office:document-meta>
</file>